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note">
      <style:text-properties officeooo:rsid="0437be71" officeooo:paragraph-rsid="0437be71"/>
    </style:style>
    <style:style style:name="P2" style:family="paragraph" style:parent-style-name="Footnote">
      <style:text-properties officeooo:rsid="043963fb" officeooo:paragraph-rsid="043963fb"/>
    </style:style>
    <style:style style:name="P3" style:family="paragraph" style:parent-style-name="Footnote">
      <style:text-properties officeooo:rsid="043ac9b5" officeooo:paragraph-rsid="043ac9b5"/>
    </style:style>
    <style:style style:name="P4" style:family="paragraph" style:parent-style-name="Text_20_body">
      <style:paragraph-properties fo:text-align="center" style:justify-single-word="false"/>
      <style:text-properties style:font-name="Sanskrit 2003" fo:font-size="13pt" officeooo:paragraph-rsid="001c5d79" style:font-size-asian="13pt" style:font-name-complex="Sanskrit 2003" style:font-size-complex="13pt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style:font-name="Sanskrit 2003" fo:font-size="13pt" fo:font-weight="bold" officeooo:paragraph-rsid="001c5d79" style:font-size-asian="13pt" style:font-weight-asian="bold" style:font-name-complex="Sanskrit 2003" style:font-size-complex="13pt" style:font-weight-complex="bold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style:font-name="Sanskrit 2003" fo:font-size="13pt" officeooo:paragraph-rsid="001c5d79" style:font-size-asian="13pt" style:font-name-complex="Sanskrit 2003" style:font-size-complex="13pt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1c5d79" style:font-size-asian="13pt" style:font-name-complex="Sanskrit 2003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43ac9b5" style:font-weight-asian="bold" style:font-weight-complex="bold"/>
    </style:style>
    <style:style style:name="T3" style:family="text">
      <style:text-properties fo:font-weight="bold" officeooo:rsid="04324e42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officeooo:rsid="0437aa65"/>
    </style:style>
    <style:style style:name="T6" style:family="text">
      <style:text-properties officeooo:rsid="0434159a"/>
    </style:style>
    <style:style style:name="T7" style:family="text">
      <style:text-properties officeooo:rsid="0437aa65"/>
    </style:style>
    <style:style style:name="T8" style:family="text">
      <style:text-properties officeooo:rsid="0437be71"/>
    </style:style>
    <style:style style:name="T9" style:family="text">
      <style:text-properties officeooo:rsid="043963fb"/>
    </style:style>
    <style:style style:name="T10" style:family="text">
      <style:text-properties officeooo:rsid="0439f2f0"/>
    </style:style>
    <style:style style:name="T11" style:family="text">
      <style:text-properties officeooo:rsid="043ac9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अथ षट्त्रिंशोऽध्यायः । </text:p>
      <text:p text:style-name="P6"><text:span text:style-name="T2">विष्णु</text:span><text:span text:style-name="T1">पवित्रारोपणविधान</text:span><text:span text:style-name="T3">म्</text:span><text:line-break/>अग्निरुवाच -</text:p>
      <text:p text:style-name="P7"><text:span text:style-name="T4">प्रातःस्नानादि</text:span><text:span text:style-name="T5">कं</text:span><text:span text:style-name="T4"> कृत्वा द्वारपालान्प्रपूज्य च । <text:line-break/>प्रविश्य गुप्ते </text:span>देशे च समाकृष्याथ धारयेत् ॥१<text:span text:style-name="T6">॥</text:span> <text:line-break/>पूर्वाधिवासितं द्रव्यं वस्त्राभरणगन्धक<text:span text:style-name="T7">म्</text:span> । <text:line-break/>निरस्य सर्व<text:span text:style-name="T7">ं </text:span>नि<text:span text:style-name="T7">र्मा</text:span>ल्यं देवं सं<text:span text:style-name="T7">स्ना</text:span>प्य पूजयेत् ॥२<text:span text:style-name="T6">॥</text:span> <text:line-break/>पञ्चामृतैः कषायैश्च शुद्धगन्धोदकैस्ततः । <text:line-break/>पूर्वाधिवासितं दद्याद्वस्त्रं गन्धं च पुष्पक<text:span text:style-name="T8">म्</text:span> ॥३<text:span text:style-name="T6">॥</text:span> <text:line-break/>अग्नौ हुत्वा नित्यवच्च देवं सम्प्रार्थयेन्नमेत् । <text:line-break/>समर्प्य क<text:span text:style-name="T8">र्म</text:span> देवाय पूजां नैमित्तिकीं चरेत् ॥४<text:span text:style-name="T6">॥</text:span> <text:line-break/>द्वारपालविष्णुकुम्भव<text:span text:style-name="T8">र्ध</text:span>नीः प्रार्थयेद्धरि<text:span text:style-name="T8">म्</text:span> । <text:line-break/>अतो देवेति मन्त्रेण मूलमन्त्रेण कुम्भके ॥५<text:span text:style-name="T6">॥</text:span> <text:line-break/>कृष्ण कृष्ण <text:note text:id="ftn0" text:note-class="footnote"><text:note-citation>1</text:note-citation><text:note-body><text:p text:style-name="P1">नमस्कृत्य</text:p></text:note-body></text:note>नमस्तुभ्यं गृह्णीष्वेदं पवित्रक<text:span text:style-name="T8">म्</text:span> । <text:s/></text:p>
      <text:p text:style-name="P7">पवित्रीकरणार्थाय वर्षपूजाफलप्रद<text:span text:style-name="T8">म्</text:span> ॥६<text:span text:style-name="T6">॥</text:span> <text:line-break/>पवित्रकं कुरु<text:span text:style-name="T8">ष्वा</text:span>द्य यन्मया दुष्कृतं कृत<text:span text:style-name="T8">म्</text:span> । <text:line-break/>शुद्धो भवाम्यहं देव त्वत्प्रसादात्सुरेश्वर ॥७<text:span text:style-name="T6">॥</text:span> <text:line-break/>पवित्रञ्च हृदाद्यैस्तु आत्मानमभिषिच्य च । <text:s/><text:line-break/>विष्णुकुम्भञ्च सम्प्रोक्ष्य व्रजेद्देवसमीपतः ॥८<text:span text:style-name="T6">॥</text:span> <text:line-break/>पवित्रमात्मने दद्याद्रक्षाबन्धं विसृज्य च । <text:line-break/>गृहाण ब्रह्मसूत्रञ्च यन्मया कल्पितं प्रभो ॥९<text:span text:style-name="T6">॥</text:span> <text:line-break/>क<text:span text:style-name="T9">र्म</text:span>णां पूरणार्थाय यथा दोषो न मे भवेत् । <text:line-break/><text:soft-page-break/>द्वारपालासनगुरुमुख्या<text:span text:style-name="T9">णा</text:span>ञ्च पवित्रकम् ॥१०<text:span text:style-name="T6">॥</text:span> <text:line-break/>कनिष्<text:span text:style-name="T9">ठा</text:span>दि च देवाय वनमालाञ्च मूलतः । <text:line-break/>हृदादिवि<text:span text:style-name="T9">ष्व</text:span>क्सेनान्ते पवित्राणि समर्पयेत् ॥११<text:span text:style-name="T6">॥</text:span> <text:line-break/>वह्नौ हुत्वा <text:span text:style-name="T9">वह्निगे</text:span>भ्यो वि<text:span text:style-name="T9">श्वा</text:span>दिभ्यः पवित्रकम् । <text:line-break/>प्रार्च्य<text:note text:id="ftn337" text:note-class="footnote"><text:note-citation>2</text:note-citation><text:note-body><text:p text:style-name="P2">प्राच्यां</text:p></text:note-body></text:note> पूर्णाहुतिं दद्यात्प्रायश्चित्ताय मूलतः ॥१२<text:span text:style-name="T6">॥</text:span> <text:line-break/>अष्टोत्तरशतं वा<text:span text:style-name="T10">ऽ</text:span>पि पञ्चोपनिषदैस्ततः ।<text:line-break/>मणिविद्रुममालाभि<text:span text:style-name="T10">र्म</text:span>न्दारकुसुमादिभिः ॥१३<text:span text:style-name="T6">॥</text:span> <text:line-break/>इयं सांवत्सरी पूजा तवास्तु गरुडध्वज । <text:line-break/>वनमाला यथा देव कौस्तुभं सततं हृदि ॥१४<text:span text:style-name="T6">॥</text:span> <text:line-break/>तद्वत्पवित्रतन्तूंश्च पूजां च हृदये वह <text:s/>।<text:line-break/>कामतोऽकामतो वा<text:span text:style-name="T10">ऽ</text:span>पि यत्कृतं नियमा<text:span text:style-name="T10">र्च</text:span>ने ॥१५<text:span text:style-name="T6">॥</text:span> <text:line-break/>विधिना विघ्नलोपेन परिपूर्णं तदस्तु मे ।<text:line-break/>प्रार्थ्य नत्वा क्षमाप्याथ पवित्रं मस्तकेऽ<text:span text:style-name="T11">र्प</text:span>येत् ॥१६<text:span text:style-name="T6">॥</text:span> <text:line-break/>द<text:span text:style-name="T11">त्</text:span>त्वा बलिं दक्षिणाभिर्वैष्णव<text:span text:style-name="T11">ं तो</text:span>षयेद्गुरु<text:span text:style-name="T11">म्</text:span> ।</text:p>
      <text:p text:style-name="P4">विप्रान्भोजनवस्त्राद्यै<text:span text:style-name="T11">र्दि</text:span>वसं पक्षमेव वा ॥१७<text:span text:style-name="T6">॥</text:span> <text:line-break/>पवित्रं स्नानकाले <text:span text:style-name="T11">वा</text:span> अवता<text:span text:style-name="T11">र्य</text:span> <text:note text:id="ftn338" text:note-class="footnote"><text:note-citation>3</text:note-citation><text:note-body><text:p text:style-name="P3">समर्चयेत्</text:p></text:note-body></text:note>सम<text:span text:style-name="T11">र्प</text:span>येत् । <text:line-break/>अनिवारितमन्नाद्यं दद्याद्भुङ्क्ते<text:span text:style-name="T11">ऽ</text:span>थ च स्वय<text:span text:style-name="T11">म्</text:span> ॥१८<text:span text:style-name="T6">॥</text:span> <text:line-break/>विसर्जनेऽह्नि सम्पूज्य पवित्राणि विस<text:span text:style-name="T11">र्ज</text:span>येत् । <text:line-break/>सांवत्सरीमिमां पूजां सम्पाद्य विधिवन्मम ॥१९<text:span text:style-name="T6">॥</text:span> <text:line-break/>व्रज पवित्रकेदानीं विष्णुलोकं विस<text:span text:style-name="T11">र्जि</text:span>तः । <text:line-break/>मध्ये सोमेशयोः प्रा<text:span text:style-name="T11">र्च्य</text:span> विष्वक्सेनं हि तस्य च ॥२०<text:span text:style-name="T6">॥</text:span> <text:line-break/>पवित्राणि समभ्यर्च्य ब्राह्मणाय सम<text:span text:style-name="T11">र्प</text:span>येत् । <text:line-break/><text:soft-page-break/>यावन्तस्तन्तवस्तस्मिन्पवित्रे परिकल्पिताः ॥२१<text:span text:style-name="T6">॥</text:span> <text:line-break/>तावद्युगसहस्राणि विष्णुलोके महीयते । <text:s/><text:line-break/>कुलानां शतमुद्धृत्य दश पूर्वान्दशापरान् । <text:s/><text:line-break/>विष्णुलोके तु संस्थाप्य स्वयं मुक्तिमवाप्नुयात् ॥२२॥ <text:s/></text:p>
      <text:p text:style-name="P4">इत्यादिमहापुराणे आग्नेये विष्णुपवित्रारोहणं नाम षट्त्रिंशोऽ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2:59:12.300032706</meta:creation-date>
    <dc:date>2017-04-21T12:59:57.662227887</dc:date>
    <meta:editing-duration>PT46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3" meta:paragraph-count="9" meta:word-count="250" meta:character-count="1208" meta:non-whitespace-character-count="919"/>
  </office:meta>
</office:document-meta>
</file>